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ActionFormBean.setActualType( String actu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mBean.createActionForm( ActionServlet servl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geFlowActionFormBean.getActu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